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Bitstream Vera Sans Mono', 'Andale Mono', Monaco, 'DejaVu Sans Mono', monospace, Courier, 'Courier New'"/>
    <style:font-face style:name="Georgia" svg:font-family="Georgia, Times, serif"/>
    <style:font-face style:name="Lato" svg:font-family="Lato, Arial, Helvetica, Verdana, sans-serif"/>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5cm" table:align="left" fo:background-color="#f7f7f7">
        <style:background-image/>
      </style:table-properties>
    </style:style>
    <style:style style:name="Tabla1.A" style:family="table-column">
      <style:table-column-properties style:column-width="1.686cm"/>
    </style:style>
    <style:style style:name="Tabla1.B" style:family="table-column">
      <style:table-column-properties style:column-width="7.959cm"/>
    </style:style>
    <style:style style:name="Tabla1.C" style:family="table-column">
      <style:table-column-properties style:column-width="7.95cm"/>
    </style:style>
    <style:style style:name="Tabla1.1" style:family="table-row">
      <style:table-row-properties fo:background-color="#f1f1f1">
        <style:background-image/>
      </style:table-row-properties>
    </style:style>
    <style:style style:name="Tabla1.A1" style:family="table-cell">
      <style:table-cell-properties style:vertical-align="middle" fo:padding="0.049cm" fo:border="none"/>
    </style:style>
    <style:style style:name="Tabla1.2" style:family="table-row">
      <style:table-row-properties fo:background-color="#ffffff">
        <style:background-image/>
      </style:table-row-properties>
    </style:style>
    <style:style style:name="Tabla2" style:family="table">
      <style:table-properties style:width="12.961cm" table:align="left" fo:background-color="#f7f7f7">
        <style:background-image/>
      </style:table-properties>
    </style:style>
    <style:style style:name="Tabla2.A" style:family="table-column">
      <style:table-column-properties style:column-width="3.935cm"/>
    </style:style>
    <style:style style:name="Tabla2.B" style:family="table-column">
      <style:table-column-properties style:column-width="4.288cm"/>
    </style:style>
    <style:style style:name="Tabla2.C" style:family="table-column">
      <style:table-column-properties style:column-width="4.738cm"/>
    </style:style>
    <style:style style:name="Tabla2.1" style:family="table-row">
      <style:table-row-properties fo:background-color="#f1f1f1">
        <style:background-image/>
      </style:table-row-properties>
    </style:style>
    <style:style style:name="Tabla2.A1" style:family="table-cell">
      <style:table-cell-properties style:vertical-align="middle" fo:padding="0.049cm" fo:border="none"/>
    </style:style>
    <style:style style:name="Tabla2.2" style:family="table-row">
      <style:table-row-properties fo:background-color="#ffffff">
        <style:background-image/>
      </style:table-row-properties>
    </style:style>
    <style:style style:name="Tabla3" style:family="table">
      <style:table-properties style:width="12.568cm" table:align="left" fo:background-color="#f7f7f7">
        <style:background-image/>
      </style:table-properties>
    </style:style>
    <style:style style:name="Tabla3.A" style:family="table-column">
      <style:table-column-properties style:column-width="1.64cm"/>
    </style:style>
    <style:style style:name="Tabla3.B" style:family="table-column">
      <style:table-column-properties style:column-width="3.254cm"/>
    </style:style>
    <style:style style:name="Tabla3.C" style:family="table-column">
      <style:table-column-properties style:column-width="3.466cm"/>
    </style:style>
    <style:style style:name="Tabla3.D" style:family="table-column">
      <style:table-column-properties style:column-width="4.207cm"/>
    </style:style>
    <style:style style:name="Tabla3.1" style:family="table-row">
      <style:table-row-properties fo:background-color="#f1f1f1">
        <style:background-image/>
      </style:table-row-properties>
    </style:style>
    <style:style style:name="Tabla3.A1" style:family="table-cell">
      <style:table-cell-properties style:vertical-align="middle" fo:padding="0.049cm" fo:border="none"/>
    </style:style>
    <style:style style:name="Tabla3.2" style:family="table-row">
      <style:table-row-properties fo:background-color="#ffffff">
        <style:background-image/>
      </style:table-row-properties>
    </style:style>
    <style:style style:name="P1"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555555" style:font-name="Georgia" fo:font-size="12pt" fo:letter-spacing="normal" fo:font-style="normal" fo:font-weight="normal"/>
    </style:style>
    <style:style style:name="P2" style:family="paragraph" style:parent-style-name="Text_20_body">
      <style:paragraph-properties fo:margin-left="0cm" fo:margin-right="0cm" fo:margin-top="0cm" fo:margin-bottom="0cm" style:line-height-at-least="0.609cm" fo:orphans="2" fo:widows="2" fo:text-indent="0cm" style:auto-text-indent="false" fo:padding="0cm" fo:border="none"/>
      <style:text-properties fo:font-variant="normal" fo:text-transform="none" fo:color="#555555" style:font-name="Georgia" fo:font-size="12pt" fo:letter-spacing="normal" fo:font-style="normal" fo:font-weight="normal"/>
    </style:style>
    <style:style style:name="P3" style:family="paragraph" style:parent-style-name="Table_20_Contents">
      <style:paragraph-properties fo:margin-left="0cm" fo:margin-right="0cm" fo:margin-top="0cm" fo:margin-bottom="0cm" fo:text-align="start" style:justify-single-word="false" fo:text-indent="0cm" style:auto-text-indent="false" fo:padding="0cm" fo:border="none"/>
    </style:style>
    <style:style style:name="P4"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fo:font-weight="normal"/>
    </style:style>
    <style:style style:name="P5" style:family="paragraph" style:parent-style-name="Preformatted_20_Text">
      <style:paragraph-properties fo:margin-left="0cm" fo:margin-right="0cm" fo:margin-top="0cm" fo:margin-bottom="0cm" fo:line-height="160%" fo:orphans="2" fo:widows="2" fo:text-indent="0cm" style:auto-text-indent="false" fo:background-color="#ffffff" fo:padding="0cm" fo:border="none">
        <style:background-image/>
      </style:paragraph-properties>
      <style:text-properties fo:font-variant="normal" fo:text-transform="none" fo:color="#555555" style:font-name="Consolas" fo:font-size="9.75pt" fo:letter-spacing="normal" fo:font-style="normal" fo:font-weight="normal"/>
    </style:style>
    <style:style style:name="P6" style:family="paragraph" style:parent-style-name="Preformatted_20_Text">
      <style:paragraph-properties fo:margin-left="0cm" fo:margin-right="0cm" fo:margin-top="0cm" fo:margin-bottom="0cm" fo:line-height="160%" fo:orphans="2" fo:widows="2" fo:text-indent="0cm" style:auto-text-indent="false" fo:background-color="#ffffff" fo:padding="0cm" fo:border="none">
        <style:background-image/>
      </style:paragraph-properties>
      <style:text-properties fo:font-variant="normal" fo:text-transform="none" fo:color="#555555" fo:letter-spacing="normal"/>
    </style:style>
    <style:style style:name="P7" style:family="paragraph" style:parent-style-name="Table_20_Contents">
      <style:paragraph-properties fo:margin-left="0cm" fo:margin-right="0cm" fo:margin-top="0cm" fo:margin-bottom="0cm" fo:text-align="start" style:justify-single-word="false" fo:text-indent="0cm" style:auto-text-indent="false" fo:padding-left="0.212cm" fo:padding-right="0.212cm" fo:padding-top="0.185cm" fo:padding-bottom="0.185cm" fo:border="0.002cm solid #d4d4d4"/>
      <style:text-properties fo:font-weight="bold"/>
    </style:style>
    <style:style style:name="P8" style:family="paragraph" style:parent-style-name="Text_20_body">
      <style:paragraph-properties fo:margin-left="0cm" fo:margin-right="0cm" fo:margin-top="0cm" fo:margin-bottom="0.529cm" fo:orphans="2" fo:widows="2" fo:text-indent="0cm" style:auto-text-indent="false" fo:padding="0cm" fo:border="none"/>
      <style:text-properties fo:font-variant="normal" fo:text-transform="none" fo:color="#555555" style:font-name="Georgia" fo:font-size="12pt" fo:letter-spacing="normal" fo:font-style="normal" fo:font-weight="normal"/>
    </style:style>
    <style:style style:name="P9" style:family="paragraph" style:parent-style-name="Heading_20_2">
      <style:paragraph-properties fo:margin-left="0cm" fo:margin-right="0cm" fo:margin-top="0cm" fo:margin-bottom="0.529cm" fo:orphans="2" fo:widows="2" fo:text-indent="0cm" style:auto-text-indent="false" fo:padding="0cm" fo:border="none"/>
      <style:text-properties fo:font-variant="normal" fo:text-transform="none" fo:color="#494949" style:font-name="Lato" fo:font-size="27pt" fo:letter-spacing="normal" fo:font-style="normal" fo:font-weight="normal"/>
    </style:style>
    <style:style style:name="P10" style:family="paragraph" style:parent-style-name="Heading_20_2">
      <style:paragraph-properties fo:margin-left="0cm" fo:margin-right="0cm" fo:margin-top="0cm" fo:margin-bottom="0.529cm" fo:orphans="2" fo:widows="2" fo:text-indent="0cm" style:auto-text-indent="false" fo:padding="0cm" fo:border="none"/>
      <style:text-properties fo:font-variant="normal" fo:text-transform="none" fo:color="#494949" style:font-name="Lato" fo:font-size="27pt" fo:letter-spacing="normal" fo:font-style="normal" fo:font-weight="bold"/>
    </style:style>
    <style:style style:name="P11" style:family="paragraph" style:parent-style-name="Heading_20_2">
      <style:text-properties fo:font-variant="normal" fo:text-transform="none" fo:color="#494949" style:font-name="Lato" fo:font-size="27pt" fo:letter-spacing="normal" fo:font-style="normal" fo:font-weight="normal"/>
    </style:style>
    <style:style style:name="P12" style:family="paragraph" style:parent-style-name="Preformatted_20_Text">
      <style:paragraph-properties fo:margin-top="0cm" fo:margin-bottom="0cm" fo:line-height="160%" fo:orphans="2" fo:widows="2" fo:background-color="#ffffff" fo:padding="0.265cm" fo:border-left="0.141cm solid #e9e7e0" fo:border-right="0.035cm solid #e5e5e5" fo:border-top="0.035cm solid #e5e5e5" fo:border-bottom="0.035cm solid #e5e5e5">
        <style:background-image/>
      </style:paragraph-properties>
    </style:style>
    <style:style style:name="P13" style:family="paragraph" style:parent-style-name="Table_20_Contents">
      <style:paragraph-properties fo:margin-left="0cm" fo:margin-right="0cm" fo:text-indent="0cm" style:auto-text-indent="false"/>
      <style:text-properties fo:font-size="2pt" style:font-size-asian="2pt" style:font-size-complex="2pt"/>
    </style:style>
    <style:style style:name="P14" style:family="paragraph" style:parent-style-name="Table_20_Contents">
      <style:paragraph-properties fo:margin-left="0cm" fo:margin-right="0cm" fo:margin-top="0cm" fo:margin-bottom="0cm" fo:text-align="start" style:justify-single-word="false" fo:text-indent="0cm" style:auto-text-indent="false" fo:padding-left="0.212cm" fo:padding-right="0.212cm" fo:padding-top="0.185cm" fo:padding-bottom="0.185cm" fo:border="0.002cm solid #d4d4d4"/>
      <style:text-properties fo:font-weight="bold"/>
    </style:style>
    <style:style style:name="P15"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fo:font-weight="normal"/>
    </style:style>
    <style:style style:name="P16" style:family="paragraph" style:parent-style-name="Table_20_Contents">
      <style:paragraph-properties fo:margin-left="0cm" fo:margin-right="0cm" fo:margin-top="0cm" fo:margin-bottom="0cm" style:line-height-at-least="0.609cm" fo:text-align="start" style:justify-single-word="false" fo:text-indent="0cm" style:auto-text-indent="false" fo:padding="0cm" fo:border="none"/>
      <style:text-properties fo:font-variant="normal" fo:text-transform="none" style:font-name="Georgia" fo:font-size="10.5pt" fo:font-style="italic" fo:font-weight="normal"/>
    </style:style>
    <style:style style:name="P17" style:family="paragraph" style:parent-style-name="Table_20_Contents">
      <style:paragraph-properties fo:margin-left="0cm" fo:margin-right="0cm" fo:margin-top="0cm" fo:margin-bottom="0cm" fo:text-align="start" style:justify-single-word="false" fo:text-indent="0cm" style:auto-text-indent="false" fo:padding="0cm" fo:border="none"/>
    </style:style>
    <style:style style:name="P18" style:family="paragraph" style:parent-style-name="Preformatted_20_Text">
      <style:paragraph-properties fo:margin-left="0cm" fo:margin-right="0cm" fo:margin-top="0cm" fo:margin-bottom="0cm" fo:line-height="160%" fo:orphans="2" fo:widows="2" fo:text-indent="0cm" style:auto-text-indent="false" fo:background-color="#ffffff" fo:padding="0cm" fo:border="none">
        <style:background-image/>
      </style:paragraph-properties>
      <style:text-properties fo:font-variant="normal" fo:text-transform="none" fo:color="#555555" style:font-name="Consolas" fo:font-size="9.75pt" fo:letter-spacing="normal" fo:font-style="normal" fo:font-weight="normal"/>
    </style:style>
    <style:style style:name="P19" style:family="paragraph" style:parent-style-name="Preformatted_20_Text">
      <style:paragraph-properties fo:margin-left="0cm" fo:margin-right="0cm" fo:margin-top="0cm" fo:margin-bottom="0cm" fo:line-height="160%" fo:orphans="2" fo:widows="2" fo:text-indent="0cm" style:auto-text-indent="false" fo:background-color="#ffffff" fo:padding="0cm" fo:border="none">
        <style:background-image/>
      </style:paragraph-properties>
      <style:text-properties fo:font-variant="normal" fo:text-transform="none" fo:color="#555555" fo:letter-spacing="normal"/>
    </style:style>
    <style:style style:name="P20" style:family="paragraph" style:parent-style-name="Heading_20_2">
      <style:paragraph-properties fo:margin-left="0cm" fo:margin-right="0cm" fo:margin-top="0cm" fo:margin-bottom="0.529cm" fo:orphans="2" fo:widows="2" fo:text-indent="0cm" style:auto-text-indent="false" fo:padding="0cm" fo:border="none"/>
      <style:text-properties fo:font-variant="normal" fo:text-transform="none" fo:color="#494949" style:font-name="Lato" fo:font-size="27pt" fo:letter-spacing="normal" fo:font-style="normal" fo:font-weight="normal"/>
    </style:style>
    <style:style style:name="P21" style:family="paragraph" style:parent-style-name="Heading_20_2" style:list-style-name="L3">
      <style:paragraph-properties fo:margin-left="0.132cm" fo:margin-right="0.132cm" fo:margin-top="0cm" fo:margin-bottom="0cm" style:line-height-at-least="1.217cm" fo:orphans="2" fo:widows="2" fo:text-indent="0cm" style:auto-text-indent="false" fo:padding="0cm" fo:border="none"/>
      <style:text-properties fo:font-variant="normal" fo:text-transform="none" fo:color="#494949" style:font-name="Lato" fo:font-size="27pt" fo:letter-spacing="normal" fo:font-style="normal" fo:font-weight="normal"/>
    </style:style>
    <style:style style:name="P22" style:family="paragraph" style:parent-style-name="Text_20_body" style:list-style-name="L1">
      <style:paragraph-properties fo:margin-left="0.132cm" fo:margin-right="0.132cm" fo:margin-top="0cm" fo:margin-bottom="0cm" fo:orphans="2" fo:widows="2" fo:text-indent="0cm" style:auto-text-indent="false" fo:padding="0cm" fo:border="none"/>
      <style:text-properties fo:font-variant="normal" fo:text-transform="none" fo:color="#555555" style:font-name="Georgia" fo:font-size="12pt" fo:letter-spacing="normal" fo:font-style="normal" fo:font-weight="normal"/>
    </style:style>
    <style:style style:name="P23" style:family="paragraph" style:parent-style-name="Text_20_body" style:list-style-name="L2">
      <style:paragraph-properties fo:margin-left="0.132cm" fo:margin-right="0.132cm" fo:margin-top="0cm" fo:margin-bottom="0cm" fo:orphans="2" fo:widows="2" fo:text-indent="0cm" style:auto-text-indent="false" fo:padding="0cm" fo:border="none"/>
      <style:text-properties fo:font-variant="normal" fo:text-transform="none" fo:color="#555555" style:font-name="Georgia" fo:font-size="12pt" fo:letter-spacing="normal" fo:font-style="normal" fo:font-weight="normal"/>
    </style:style>
    <style:style style:name="P24" style:family="paragraph" style:parent-style-name="Text_20_body">
      <style:paragraph-properties fo:margin-left="0cm" fo:margin-right="0cm" fo:margin-top="0cm" fo:margin-bottom="0.529cm" fo:orphans="2" fo:widows="2" fo:text-indent="0cm" style:auto-text-indent="false" fo:padding="0cm" fo:border="none"/>
      <style:text-properties fo:font-variant="normal" fo:text-transform="none" fo:color="#555555" style:font-name="Georgia" fo:font-size="12pt" fo:letter-spacing="normal" fo:font-style="normal" fo:font-weight="normal"/>
    </style:style>
    <style:style style:name="P25" style:family="paragraph" style:parent-style-name="Text_20_body">
      <style:paragraph-properties fo:margin-left="0cm" fo:margin-right="0cm" fo:margin-top="0cm" fo:margin-bottom="0.529cm" fo:orphans="2" fo:widows="2" fo:text-indent="0cm" style:auto-text-indent="false" fo:padding="0cm" fo:border="none"/>
      <style:text-properties fo:font-variant="normal" fo:text-transform="none" fo:color="#555555" fo:letter-spacing="normal"/>
    </style:style>
    <style:style style:name="P26"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555555" style:font-name="Georgia" fo:font-size="12pt" fo:letter-spacing="normal" fo:font-style="normal" fo:font-weight="normal"/>
    </style:style>
    <style:style style:name="P27" style:family="paragraph" style:parent-style-name="Text_20_body">
      <style:paragraph-properties fo:margin-left="0cm" fo:margin-right="0cm" fo:margin-top="0cm" fo:margin-bottom="0cm" fo:orphans="2" fo:widows="2" fo:text-indent="0cm" style:auto-text-indent="false" fo:padding="0cm" fo:border="none"/>
    </style:style>
    <style:style style:name="T1" style:family="text">
      <style:text-properties fo:font-weight="bold"/>
    </style:style>
    <style:style style:name="T2" style:family="text">
      <style:text-properties fo:color="#2a9dd6" style:text-line-through-style="none" style:text-underline-style="none" fo:font-weight="normal" style:text-blinking="false"/>
    </style:style>
    <style:style style:name="T3" style:family="text">
      <style:text-properties fo:font-weight="normal"/>
    </style:style>
    <style:style style:name="T4" style:family="text">
      <style:text-properties fo:font-size="10.5pt" fo:font-style="italic"/>
    </style:style>
    <style:style style:name="T5" style:family="text">
      <style:text-properties style:font-name="Consolas" fo:font-size="9.75pt" fo:font-style="normal" fo:font-weight="normal"/>
    </style:style>
    <style:style style:name="T6" style:family="text">
      <style:text-properties fo:font-variant="normal" fo:text-transform="none" fo:color="#555555" style:font-name="Georgia" fo:font-size="12pt" fo:letter-spacing="normal" fo:font-style="normal" fo:font-weight="normal"/>
    </style:style>
    <style:style style:name="T7" style:family="text">
      <style:text-properties fo:font-variant="normal" fo:text-transform="none" fo:color="#2a9dd6" style:text-line-through-style="none" style:font-name="Georgia" fo:font-size="12pt" fo:letter-spacing="normal" fo:font-style="normal" style:text-underline-style="none" fo:font-weight="normal" style:text-blinking="false"/>
    </style:style>
    <text:list-style style:name="L1">
      <text:list-level-style-bullet text:level="1" text:style-name="Bullet_20_Symbols" style:num-suffix="." text:bullet-char="•">
        <style:list-level-properties text:space-before="-0.02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76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76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Los elementos de bloque son aquellos que siempre crean un salto de línea y, por lo tanto, ocupan el espacio completo de lo que se llama el flujo de renderizado.</text:h>
      <text:p text:style-name="P8">Vamos a nombrar una serie de elementos para, como te indicamos en su día y si te apetece hacerlo, puedas realizar un poquito de estudio por tu cuenta.</text:p>
      <text:p text:style-name="P1">Algunos de los elementos en bloque existentes (por orden alfabético) son los siguientes:</text:p>
      <text:list xml:id="list7919239875618078660" text:style-name="L1">
        <text:list-item>
          <text:p text:style-name="P22">&lt;address&gt;</text:p>
        </text:list-item>
        <text:list-item>
          <text:p text:style-name="P22">&lt;article&gt;</text:p>
        </text:list-item>
        <text:list-item>
          <text:p text:style-name="P22">&lt;aside&gt;</text:p>
        </text:list-item>
        <text:list-item>
          <text:p text:style-name="P22">&lt;blockquote&gt;</text:p>
        </text:list-item>
        <text:list-item>
          <text:p text:style-name="P22">&lt;canvas&gt;</text:p>
        </text:list-item>
        <text:list-item>
          <text:p text:style-name="P22">&lt;dd&gt;</text:p>
        </text:list-item>
        <text:list-item>
          <text:p text:style-name="P22">&lt;div&gt;</text:p>
        </text:list-item>
        <text:list-item>
          <text:p text:style-name="P22">&lt;dl&gt;</text:p>
        </text:list-item>
        <text:list-item>
          <text:p text:style-name="P22">&lt;dt&gt;</text:p>
        </text:list-item>
        <text:list-item>
          <text:p text:style-name="P22">&lt;fieldset&gt;</text:p>
        </text:list-item>
        <text:list-item>
          <text:p text:style-name="P22">&lt;figcaption&gt;</text:p>
        </text:list-item>
        <text:list-item>
          <text:p text:style-name="P22">&lt;figure&gt;</text:p>
        </text:list-item>
        <text:list-item>
          <text:p text:style-name="P22">&lt;footer&gt;</text:p>
        </text:list-item>
        <text:list-item>
          <text:p text:style-name="P22">&lt;form&gt;</text:p>
        </text:list-item>
        <text:list-item>
          <text:p text:style-name="P22">&lt;h<text:span text:style-name="T1">X</text:span>&gt; (siendo <text:span text:style-name="T1">X</text:span> cualquier número del 1 al 6 para indicar el nivel de encabezado)</text:p>
        </text:list-item>
        <text:list-item>
          <text:p text:style-name="P22">&lt;header&gt;</text:p>
        </text:list-item>
        <text:list-item>
          <text:p text:style-name="P22">&lt;hr&gt;</text:p>
        </text:list-item>
        <text:list-item>
          <text:p text:style-name="P22">&lt;li&gt;</text:p>
        </text:list-item>
        <text:list-item>
          <text:p text:style-name="P22">&lt;main&gt;</text:p>
        </text:list-item>
        <text:list-item>
          <text:p text:style-name="P22">&lt;nav&gt;</text:p>
        </text:list-item>
        <text:list-item>
          <text:p text:style-name="P22">&lt;noscript&gt;</text:p>
        </text:list-item>
        <text:list-item>
          <text:p text:style-name="P22">&lt;ol&gt;</text:p>
        </text:list-item>
        <text:list-item>
          <text:p text:style-name="P22">&lt;output&gt;</text:p>
        </text:list-item>
        <text:list-item>
          <text:p text:style-name="P22">&lt;p&gt;</text:p>
        </text:list-item>
        <text:list-item>
          <text:p text:style-name="P22">&lt;pre&gt;</text:p>
        </text:list-item>
        <text:list-item>
          <text:p text:style-name="P22">&lt;section&gt;</text:p>
        </text:list-item>
        <text:list-item>
          <text:p text:style-name="P22">&lt;table&gt;</text:p>
        </text:list-item>
        <text:list-item>
          <text:p text:style-name="P22">&lt;tfoot&gt;</text:p>
        </text:list-item>
        <text:list-item>
          <text:p text:style-name="P22">&lt;ul&gt;</text:p>
        </text:list-item>
        <text:list-item>
          <text:p text:style-name="P22">&lt;video&gt;</text:p>
        </text:list-item>
      </text:list>
      <text:p text:style-name="P8">La mayoría de estos elementos van a ser tratados en el módulo avanzado del Bootcamp. Por lo que, no nos detenemos aquí nada más que para entender el concepto de su representación en bloque. </text:p>
      <text:h text:style-name="P9" text:outline-level="2"><text:soft-page-break/>Sin embargo los elementos en línea toman el espacio necesario sin romper hacia una nueva línea.</text:h>
      <text:p text:style-name="P1">Los elementos en línea más usados son:</text:p>
      <text:list xml:id="list4022931811633340968" text:style-name="L2">
        <text:list-item>
          <text:p text:style-name="P23">&lt;a&gt;</text:p>
        </text:list-item>
        <text:list-item>
          <text:p text:style-name="P23">&lt;abbr&gt;</text:p>
        </text:list-item>
        <text:list-item>
          <text:p text:style-name="P23">&lt;acronym&gt;</text:p>
        </text:list-item>
        <text:list-item>
          <text:p text:style-name="P23">&lt;b&gt;</text:p>
        </text:list-item>
        <text:list-item>
          <text:p text:style-name="P23">&lt;bdo&gt;</text:p>
        </text:list-item>
        <text:list-item>
          <text:p text:style-name="P23">&lt;big&gt;</text:p>
        </text:list-item>
        <text:list-item>
          <text:p text:style-name="P23">&lt;br&gt;</text:p>
        </text:list-item>
        <text:list-item>
          <text:p text:style-name="P23">&lt;button&gt;</text:p>
        </text:list-item>
        <text:list-item>
          <text:p text:style-name="P23">&lt;cite&gt;</text:p>
        </text:list-item>
        <text:list-item>
          <text:p text:style-name="P23">&lt;code&gt;</text:p>
        </text:list-item>
        <text:list-item>
          <text:p text:style-name="P23">&lt;dfn&gt;</text:p>
        </text:list-item>
        <text:list-item>
          <text:p text:style-name="P23">&lt;em&gt;</text:p>
        </text:list-item>
        <text:list-item>
          <text:p text:style-name="P23">&lt;i&gt;</text:p>
        </text:list-item>
        <text:list-item>
          <text:p text:style-name="P23">&lt;img&gt;</text:p>
        </text:list-item>
        <text:list-item>
          <text:p text:style-name="P23">&lt;input&gt;</text:p>
        </text:list-item>
        <text:list-item>
          <text:p text:style-name="P23">&lt;kbd&gt;</text:p>
        </text:list-item>
        <text:list-item>
          <text:p text:style-name="P23">&lt;label&gt;</text:p>
        </text:list-item>
        <text:list-item>
          <text:p text:style-name="P23">&lt;map&gt;</text:p>
        </text:list-item>
        <text:list-item>
          <text:p text:style-name="P23">&lt;object&gt;</text:p>
        </text:list-item>
        <text:list-item>
          <text:p text:style-name="P23">&lt;q&gt;</text:p>
        </text:list-item>
        <text:list-item>
          <text:p text:style-name="P23">&lt;samp&gt;</text:p>
        </text:list-item>
        <text:list-item>
          <text:p text:style-name="P23">&lt;script&gt;</text:p>
        </text:list-item>
        <text:list-item>
          <text:p text:style-name="P23">&lt;select&gt;</text:p>
        </text:list-item>
        <text:list-item>
          <text:p text:style-name="P23">&lt;small&gt;</text:p>
        </text:list-item>
        <text:list-item>
          <text:p text:style-name="P23">&lt;span&gt;</text:p>
        </text:list-item>
        <text:list-item>
          <text:p text:style-name="P23">&lt;strong&gt;</text:p>
        </text:list-item>
        <text:list-item>
          <text:p text:style-name="P23">&lt;sub&gt;</text:p>
        </text:list-item>
        <text:list-item>
          <text:p text:style-name="P23">&lt;sup&gt;</text:p>
        </text:list-item>
        <text:list-item>
          <text:p text:style-name="P23">&lt;textarea&gt;</text:p>
        </text:list-item>
        <text:list-item>
          <text:p text:style-name="P23">&lt;time&gt;</text:p>
        </text:list-item>
        <text:list-item>
          <text:p text:style-name="P23">&lt;tt&gt;</text:p>
        </text:list-item>
        <text:list-item>
          <text:p text:style-name="P23">&lt;var&gt;</text:p>
        </text:list-item>
      </text:list>
      <text:p text:style-name="P1">No vamos a entrar en detalle en cada uno de ellos en este curso de nivelación, pero sí has de entender la diferencia explicada entre dichos elementos en línea y en bloque.</text:p>
      <text:p text:style-name="P1">A través de reglas de estilo podemos representar elementos de un tipo como del otro. Por ejemplo, un elemento en línea puede ser representado como de bloque (y viceversa) pero para este curso nos vale que entiendas la diferencia comentada.</text:p>
      <text:p text:style-name="P8"/>
      <text:p text:style-name="P8"/>
      <text:h text:style-name="P9" text:outline-level="2"><text:soft-page-break/>La etiqueta DIV es la más utilizada como contenedor de otras etiquetas html. Es un contenedor a nivel de bloque por lo que puede incluir otros elementos de bloque dentro (por ejemplo párrafos) o elementos de línea.</text:h>
      <text:p text:style-name="P1">Agrupa y marca límites a nivel visual. Por lo que a la hora de maquetar podríamos identificarlo con el proceso de layout o diagramación visual de la página.</text:p>
      <text:p text:style-name="P1">Al ser un elemento de bloque, para representar dos divs hermanos, es decir, uno junto al otro, debemos recurrir a los estilos indicando alguna regla especial que garantice esa disposición en pantalla sin que rompa el flujo a una nueva línea.</text:p>
      <text:p text:style-name="P1">Podemos indicarle una serie de atributos aunque no son siempre necesarios. Son los siguientes:</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7">atributo</text:p>
          </table:table-cell>
          <table:table-cell table:style-name="Tabla1.A1" office:value-type="string">
            <text:p text:style-name="P7">descripción</text:p>
          </table:table-cell>
          <table:table-cell table:style-name="Tabla1.A1" office:value-type="string">
            <text:p text:style-name="P7">valor</text:p>
          </table:table-cell>
        </table:table-row>
        <table:table-row table:style-name="Tabla1.2">
          <table:table-cell table:style-name="Tabla1.A1" table:number-columns-spanned="3" office:value-type="string">
            <text:p text:style-name="P7">Genéricos</text:p>
          </table:table-cell>
          <table:covered-table-cell/>
          <table:covered-table-cell/>
        </table:table-row>
        <table:table-row table:style-name="Tabla1.1">
          <table:table-cell table:style-name="Tabla1.A1" office:value-type="string">
            <text:p text:style-name="P3"><text:a xlink:type="simple" xlink:href="http://html.conclase.net/w3c/html401-es/struct/global.html#adef-title" text:style-name="Internet_20_link" text:visited-style-name="Visited_20_Internet_20_Link"><text:span text:style-name="T2">title</text:span></text:a></text:p>
          </table:table-cell>
          <table:table-cell table:style-name="Tabla1.A1" office:value-type="string">
            <text:p text:style-name="P4">Texto informativo o título del elemento. Suele mostrarse a modo de «tool tip».</text:p>
          </table:table-cell>
          <table:table-cell table:style-name="Tabla1.A1" office:value-type="string">
            <text:p text:style-name="P4">Texto legible por personas. Sensible a M/m.. Por defecto: Lo fija el navegador.</text:p>
          </table:table-cell>
        </table:table-row>
        <table:table-row table:style-name="Tabla1.2">
          <table:table-cell table:style-name="Tabla1.A1" office:value-type="string">
            <text:p text:style-name="P3"><text:a xlink:type="simple" xlink:href="http://html.conclase.net/w3c/html401-es/struct/global.html#adef-id" text:style-name="Internet_20_link" text:visited-style-name="Visited_20_Internet_20_Link"><text:span text:style-name="T2">id</text:span></text:a></text:p>
          </table:table-cell>
          <table:table-cell table:style-name="Tabla1.A1" office:value-type="string">
            <text:p text:style-name="P4">Le da un nombre al elemento que lo diferencia de todos los demás del documento.</text:p>
          </table:table-cell>
          <table:table-cell table:style-name="Tabla1.A1" office:value-type="string">
            <text:p text:style-name="P3"><text:span text:style-name="T3">Un </text:span><text:a xlink:type="simple" xlink:href="http://html.conclase.net/w3c/html401-es/types.html#type-id" text:style-name="Internet_20_link" text:visited-style-name="Visited_20_Internet_20_Link"><text:span text:style-name="T2">nombre único</text:span></text:a><text:span text:style-name="T3">. Sensible a M/m. Por defecto: Lo fija el navegador.</text:span></text:p>
          </table:table-cell>
        </table:table-row>
        <table:table-row table:style-name="Tabla1.1">
          <table:table-cell table:style-name="Tabla1.A1" office:value-type="string">
            <text:p text:style-name="P3"><text:a xlink:type="simple" xlink:href="http://html.conclase.net/w3c/html401-es/struct/global.html#adef-class" text:style-name="Internet_20_link" text:visited-style-name="Visited_20_Internet_20_Link"><text:span text:style-name="T2">class</text:span></text:a></text:p>
          </table:table-cell>
          <table:table-cell table:style-name="Tabla1.A1" office:value-type="string">
            <text:p text:style-name="P4">Asigna nombres de clases al elemento. Por defecto, clases CSS.</text:p>
          </table:table-cell>
          <table:table-cell table:style-name="Tabla1.A1" office:value-type="string">
            <text:p text:style-name="P4">Lista de clases separadas por espacio en blanco. Sensible a M/m.Por defecto: Lo fija el navegador.</text:p>
          </table:table-cell>
        </table:table-row>
        <table:table-row table:style-name="Tabla1.2">
          <table:table-cell table:style-name="Tabla1.A1" office:value-type="string">
            <text:p text:style-name="P3"><text:a xlink:type="simple" xlink:href="http://html.conclase.net/w3c/html401-es/present/styles.html#adef-style" text:style-name="Internet_20_link" text:visited-style-name="Visited_20_Internet_20_Link"><text:span text:style-name="T2">style</text:span></text:a></text:p>
          </table:table-cell>
          <table:table-cell table:style-name="Tabla1.A1" office:value-type="string">
            <text:p text:style-name="P3"><text:span text:style-name="T3">Permite especificar </text:span><text:a xlink:type="simple" xlink:href="http://html.conclase.net/w3c/html401-es/present/styles.html" text:style-name="Internet_20_link" text:visited-style-name="Visited_20_Internet_20_Link"><text:span text:style-name="T2">información de estilo</text:span></text:a><text:span text:style-name="T3">. Por defecto, estilos CSS.</text:span></text:p>
          </table:table-cell>
          <table:table-cell table:style-name="Tabla1.A1" office:value-type="string">
            <text:p text:style-name="P3"><text:a xlink:type="simple" xlink:href="http://html.conclase.net/w3c/html401-es/types.html#type-style" text:style-name="Internet_20_link" text:visited-style-name="Visited_20_Internet_20_Link"><text:span text:style-name="T2">Declaraciones de estilo</text:span></text:a><text:span text:style-name="T3">. Por defecto: Lo fija el navegador.</text:span></text:p>
          </table:table-cell>
        </table:table-row>
        <table:table-row table:style-name="Tabla1.1">
          <table:table-cell table:style-name="Tabla1.A1" office:value-type="string">
            <text:p text:style-name="P3"><text:a xlink:type="simple" xlink:href="http://html.conclase.net/w3c/html401-es/struct/dirlang.html#adef-lang" text:style-name="Internet_20_link" text:visited-style-name="Visited_20_Internet_20_Link"><text:span text:style-name="T2">lang</text:span></text:a></text:p>
          </table:table-cell>
          <table:table-cell table:style-name="Tabla1.A1" office:value-type="string">
            <text:p text:style-name="P3"><text:span text:style-name="T3">Información sobre el </text:span><text:a xlink:type="simple" xlink:href="http://html.conclase.net/w3c/html401-es/struct/dirlang.html" text:style-name="Internet_20_link" text:visited-style-name="Visited_20_Internet_20_Link"><text:span text:style-name="T2">idioma del contenido</text:span></text:a><text:span text:style-name="T3"> del elemento y del valor de sus atributos.</text:span></text:p>
          </table:table-cell>
          <table:table-cell table:style-name="Tabla1.A1" office:value-type="string">
            <text:p text:style-name="P3"><text:span text:style-name="T3">Un </text:span><text:a xlink:type="simple" xlink:href="http://html.conclase.net/w3c/html401-es/types.html#type-langcode" text:style-name="Internet_20_link" text:visited-style-name="Visited_20_Internet_20_Link"><text:span text:style-name="T2">código de idioma</text:span></text:a><text:span text:style-name="T3">. Por defecto: «desconocido». Lo fija el navegador.</text:span></text:p>
          </table:table-cell>
        </table:table-row>
        <table:table-row table:style-name="Tabla1.2">
          <table:table-cell table:style-name="Tabla1.A1" office:value-type="string">
            <text:p text:style-name="P3"><text:a xlink:type="simple" xlink:href="http://html.conclase.net/w3c/html401-es/struct/dirlang.html#adef-dir" text:style-name="Internet_20_link" text:visited-style-name="Visited_20_Internet_20_Link"><text:span text:style-name="T2">dir</text:span></text:a></text:p>
          </table:table-cell>
          <table:table-cell table:style-name="Tabla1.A1" office:value-type="string">
            <text:p text:style-name="P3"><text:span text:style-name="T3">Indica la </text:span><text:a xlink:type="simple" xlink:href="http://html.conclase.net/w3c/html401-es/struct/dirlang.html" text:style-name="Internet_20_link" text:visited-style-name="Visited_20_Internet_20_Link"><text:span text:style-name="T2">dirección de texto</text:span></text:a><text:span text:style-name="T3"> y tablas.</text:span></text:p>
          </table:table-cell>
          <table:table-cell table:style-name="Tabla1.A1" office:value-type="string">
            <text:p text:style-name="P4">Uno de los siguientes: ‘ltr’ o ‘rtl’. Por defecto: En castellano ‘ltr’. Lo fija el navegador.</text:p>
          </table:table-cell>
        </table:table-row>
      </table:table>
      <text:p text:style-name="P5">&lt;div&gt;</text:p>
      <text:p text:style-name="P12"/>
      <text:p text:style-name="P5">&lt;p&gt;&lt;strong&gt;Párrafo 1.&lt;/strong&gt;Lorem ipsum dolor sit amet, consectetur adipiscing elit. Suspendisse sapien purus, condimentum vitae maximus id, viverra id ipsum. &lt;/p&gt;</text:p>
      <text:p text:style-name="P12"/>
      <text:p text:style-name="P5">&lt;p&gt;&lt;strong&gt;Párrafo 2.&lt;/strong&gt;Lorem ipsum dolor sit amet, consectetur adipiscing elit. Suspendisse sapien purus, condimentum vitae maximus id, viverra id ipsum. &lt;/p&gt;</text:p>
      <text:p text:style-name="P12"><text:soft-page-break/></text:p>
      <text:p text:style-name="P5">&lt;p&gt;&lt;strong&gt;Párrafo 3.&lt;/strong&gt; Lorem ipsum dolor sit amet, consectetur adipiscing elit. Suspendisse sapien purus, condimentum vitae maximus id, viverra id ipsum. &lt;/p&gt;</text:p>
      <text:p text:style-name="P12"/>
      <text:p text:style-name="P5">&lt;/div&gt;</text:p>
      <text:p text:style-name="P8"/>
      <text:p text:style-name="P8"/>
      <text:h text:style-name="P10" text:outline-level="2"><text:span text:style-name="T3">Es la forma de representar datos organizados con cierta estructura tabular: filas, columnas. Es representada con la etiqueta </text:span>TABLE<text:span text:style-name="T3">.</text:span></text:h>
      <text:p text:style-name="P1">La tabla tiene un montón de características, pero vamos a intentar resumir y simplificar su uso.</text:p>
      <text:p text:style-name="P1">Para ello, una tabla está compuesta, básicamente, de filas y columnas. Las filas son representadas por la etiqueta <text:span text:style-name="T1">TR</text:span> (table row) y las celdas dentro de la fila por <text:span text:style-name="T1">TD</text:span>.</text:p>
      <text:p text:style-name="P2">Una tabla puede contener una cabecera y, por tanto, dispondremos de alguna etiqueta que defina tanto el encabezamiento como la estructura de su cabecera. Para ello, usamos otras dos etiquetas adicionales: <text:span text:style-name="T1">caption</text:span> y <text:span text:style-name="T1">TH</text:span> (<text:span text:style-name="T4">table header</text:span>).</text:p>
      <text:p text:style-name="P5">&lt;table&gt;</text:p>
      <text:p text:style-name="P5">&lt;tr&gt;</text:p>
      <text:p text:style-name="P6"><text:s/> <text:span text:style-name="T5">&lt;td&gt;Esta es la celda 1,1&lt;/td&gt;</text:span></text:p>
      <text:p text:style-name="P6"><text:s/> <text:span text:style-name="T5">&lt;td&gt;Esta es la celda 1,2&lt;/td&gt;</text:span></text:p>
      <text:p text:style-name="P5">&lt;/tr&gt;</text:p>
      <text:p text:style-name="P5">&lt;tr&gt;</text:p>
      <text:p text:style-name="P6"><text:s/> <text:span text:style-name="T5">&lt;td&gt;Esta es la celda 2,1&lt;/td&gt;</text:span></text:p>
      <text:p text:style-name="P6"><text:s/> <text:span text:style-name="T5">&lt;td&gt;Esta es la celda 2,2&lt;/td&gt;</text:span></text:p>
      <text:p text:style-name="P5">&lt;/tr&gt;</text:p>
      <text:p text:style-name="P5">&lt;/table&gt;</text:p>
      <text:p text:style-name="P1"><text:span text:style-name="T1">Ejemplo Tabla (I). </text:span>Ejemplo de tabla de 2 columnas por 2 filas</text:p>
      <text:p text:style-name="P5">&lt;table&gt;</text:p>
      <text:p text:style-name="P5">&lt;tr&gt;</text:p>
      <text:p text:style-name="P6"><text:s/> <text:span text:style-name="T5">&lt;td&gt;Esta es la celda 1,1&lt;/td&gt;</text:span></text:p>
      <text:p text:style-name="P6"><text:s/> <text:span text:style-name="T5">&lt;td&gt;Esta es la celda 1,2&lt;/td&gt;</text:span></text:p>
      <text:p text:style-name="P6"><text:s/> <text:span text:style-name="T5">&lt;td&gt;Esta es la celda 1,3&lt;/td&gt;</text:span></text:p>
      <text:p text:style-name="P5"><text:soft-page-break/>&lt;/tr&gt;</text:p>
      <text:p text:style-name="P5">&lt;tr&gt;</text:p>
      <text:p text:style-name="P6"><text:s/> <text:span text:style-name="T5">&lt;td&gt;Esta es la celda 2,1&lt;/td&gt;</text:span></text:p>
      <text:p text:style-name="P6"><text:s/> <text:span text:style-name="T5">&lt;td&gt;Esta es la celda 2,2&lt;/td&gt;</text:span></text:p>
      <text:p text:style-name="P6"><text:s/> <text:span text:style-name="T5">&lt;td&gt;Esta es la celda 2,3&lt;/td&gt;</text:span></text:p>
      <text:p text:style-name="P5">&lt;/tr&gt;</text:p>
      <text:p text:style-name="P5">&lt;/table&gt;</text:p>
      <text:p text:style-name="P1"><text:span text:style-name="T1">Ejemplo Tabla (II). </text:span>Ejemplo de tabla de 3 columnas por 2 filas</text:p>
      <text:p text:style-name="P5">&lt;table&gt;</text:p>
      <text:p text:style-name="P5">&lt;th&gt;</text:p>
      <text:p text:style-name="P6"><text:s/> <text:span text:style-name="T5">&lt;td&gt;Encabezado columna 1&lt;/td&gt;</text:span></text:p>
      <text:p text:style-name="P6"><text:s/> <text:span text:style-name="T5">&lt;td&gt;Encabezado columna 2&lt;/td&gt;</text:span></text:p>
      <text:p text:style-name="P6"><text:s/> <text:span text:style-name="T5">&lt;td&gt;Encabezado columna 3&lt;/td&gt;</text:span></text:p>
      <text:p text:style-name="P5">&lt;/th&gt;</text:p>
      <text:p text:style-name="P5">&lt;tr&gt;</text:p>
      <text:p text:style-name="P6"><text:s/> <text:span text:style-name="T5">&lt;td&gt;Esta es la celda 1,1&lt;/td&gt;</text:span></text:p>
      <text:p text:style-name="P6"><text:s/> <text:span text:style-name="T5">&lt;td&gt;Esta es la celda 1,2&lt;/td&gt;</text:span></text:p>
      <text:p text:style-name="P6"><text:s/> <text:span text:style-name="T5">&lt;td&gt;Esta es la celda 1,3&lt;/td&gt;</text:span></text:p>
      <text:p text:style-name="P5">&lt;/tr&gt;</text:p>
      <text:p text:style-name="P5">&lt;tr&gt;</text:p>
      <text:p text:style-name="P6"><text:s/> <text:span text:style-name="T5">&lt;td&gt;Esta es la celda 2,1&lt;/td&gt;</text:span></text:p>
      <text:p text:style-name="P6"><text:s/> <text:span text:style-name="T5">&lt;td&gt;Esta es la celda 2,2&lt;/td&gt;</text:span></text:p>
      <text:p text:style-name="P6"><text:s/> <text:span text:style-name="T5">&lt;td&gt;Esta es la celda 2,3&lt;/td&gt;</text:span></text:p>
      <text:p text:style-name="P5">&lt;/tr&gt;</text:p>
      <text:p text:style-name="P5">&lt;/table&gt;</text:p>
      <text:p text:style-name="P1"><text:span text:style-name="T1">Ejemplo Tabla (III). </text:span>Ejemplo de tabla de 3 columnas por 2 filas y encabezado</text:p>
      <text:p text:style-name="P5">&lt;table&gt;</text:p>
      <text:p text:style-name="P5">&lt;caption&gt;Esta es la leyenda de tabla&lt;/caption&gt;</text:p>
      <text:p text:style-name="P5">&lt;th&gt;</text:p>
      <text:p text:style-name="P6"><text:s/> <text:span text:style-name="T5">&lt;td&gt;Encabezado columna 1&lt;/td&gt;</text:span></text:p>
      <text:p text:style-name="P6"><text:s/> <text:span text:style-name="T5">&lt;td&gt;Encabezado columna 2&lt;/td&gt;</text:span></text:p>
      <text:p text:style-name="P6"><text:s/> <text:span text:style-name="T5">&lt;td&gt;Encabezado columna 3&lt;/td&gt;</text:span></text:p>
      <text:p text:style-name="P5">&lt;/th&gt;</text:p>
      <text:p text:style-name="P5">&lt;tr&gt;</text:p>
      <text:p text:style-name="P6"><text:s/> <text:span text:style-name="T5">&lt;td&gt;Esta es la celda 1,1&lt;/td&gt;</text:span></text:p>
      <text:p text:style-name="P6"><text:s/> <text:span text:style-name="T5">&lt;td&gt;Esta es la celda 1,2&lt;/td&gt;</text:span></text:p>
      <text:p text:style-name="P6"><text:s/> <text:span text:style-name="T5">&lt;td&gt;Esta es la celda 1,3&lt;/td&gt;</text:span></text:p>
      <text:p text:style-name="P5">&lt;/tr&gt;</text:p>
      <text:p text:style-name="P5">&lt;tr&gt;</text:p>
      <text:p text:style-name="P6"><text:soft-page-break/><text:s/> <text:span text:style-name="T5">&lt;td&gt;Esta es la celda 2,1&lt;/td&gt;</text:span></text:p>
      <text:p text:style-name="P6"><text:s/> <text:span text:style-name="T5">&lt;td&gt;Esta es la celda 2,2&lt;/td&gt;</text:span></text:p>
      <text:p text:style-name="P6"><text:s/> <text:span text:style-name="T5">&lt;td&gt;Esta es la celda 2,3&lt;/td&gt;</text:span></text:p>
      <text:p text:style-name="P5">&lt;/tr&gt;</text:p>
      <text:p text:style-name="P5">&lt;/table&gt;</text:p>
      <text:p text:style-name="P1"><text:span text:style-name="T1">Ejemplo Tabla (IV). </text:span>Ejemplo de tabla de 3 columnas por 2 filas, encabezado y leyenda.</text:p>
      <text:p text:style-name="P8"/>
      <text:p text:style-name="P8"/>
      <text:h text:style-name="P9" text:outline-level="2">Vamos a crear un formulario en el que te definas como persona. Para ello vamos a necesitar:</text:h>
      <text:list xml:id="list8361276811446660163" text:style-name="L3">
        <text:list-item>
          <text:h text:style-name="P21" text:outline-level="2">Nombre</text:h>
        </text:list-item>
        <text:list-item>
          <text:h text:style-name="P21" text:outline-level="2">Primer Apellido</text:h>
        </text:list-item>
        <text:list-item>
          <text:h text:style-name="P21" text:outline-level="2">Segundo Apellido</text:h>
        </text:list-item>
        <text:list-item>
          <text:h text:style-name="P21" text:outline-level="2">Edad</text:h>
        </text:list-item>
        <text:list-item>
          <text:h text:style-name="P21" text:outline-level="2">Lugar de nacimiento</text:h>
        </text:list-item>
        <text:list-item>
          <text:h text:style-name="P21" text:outline-level="2">País de nacimiento</text:h>
        </text:list-item>
        <text:list-item>
          <text:h text:style-name="P21" text:outline-level="2">Sexo</text:h>
        </text:list-item>
        <text:list-item>
          <text:h text:style-name="P21" text:outline-level="2">Número de hermanos</text:h>
        </text:list-item>
        <text:list-item>
          <text:h text:style-name="P21" text:outline-level="2">Comentario adicional</text:h>
        </text:list-item>
      </text:list>
      <text:p text:style-name="P1">Esto es ficticio, por lo que podemos definir que con esta lista de datos quedarías definido como persona para nosotros ?</text:p>
      <text:p text:style-name="P1">El proceso de identificación del tipo de dato de cada uno de estos datos (valga la redundancia) es el primer paso que hay que realizar. Vamos a ello.</text:p>
      <text:p text:style-name="P25"> </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7">Dato</text:p>
          </table:table-cell>
          <table:table-cell table:style-name="Tabla2.A1" office:value-type="string">
            <text:p text:style-name="P7">Tipo</text:p>
          </table:table-cell>
          <table:table-cell table:style-name="Tabla2.A1" office:value-type="string">
            <text:p text:style-name="P7">Etiqueta</text:p>
          </table:table-cell>
        </table:table-row>
        <table:table-row table:style-name="Tabla2.2">
          <table:table-cell table:style-name="Tabla2.A1" office:value-type="string">
            <text:p text:style-name="P4">Nombre</text:p>
          </table:table-cell>
          <table:table-cell table:style-name="Tabla2.A1" office:value-type="string">
            <text:p text:style-name="P16">Cadena</text:p>
          </table:table-cell>
          <table:table-cell table:style-name="Tabla2.A1" office:value-type="string">
            <text:p text:style-name="P4">&lt;input type=”text”…&gt;</text:p>
          </table:table-cell>
        </table:table-row>
        <text:soft-page-break/>
        <table:table-row table:style-name="Tabla2.1">
          <table:table-cell table:style-name="Tabla2.A1" office:value-type="string">
            <text:p text:style-name="P4">Primer Apellido</text:p>
          </table:table-cell>
          <table:table-cell table:style-name="Tabla2.A1" office:value-type="string">
            <text:p text:style-name="P16">Cadena</text:p>
          </table:table-cell>
          <table:table-cell table:style-name="Tabla2.A1" office:value-type="string">
            <text:p text:style-name="P4">&lt;input type=”text”…&gt;</text:p>
          </table:table-cell>
        </table:table-row>
        <table:table-row table:style-name="Tabla2.2">
          <table:table-cell table:style-name="Tabla2.A1" office:value-type="string">
            <text:p text:style-name="P4">Segundo Apellido</text:p>
          </table:table-cell>
          <table:table-cell table:style-name="Tabla2.A1" office:value-type="string">
            <text:p text:style-name="P16">Cadena</text:p>
          </table:table-cell>
          <table:table-cell table:style-name="Tabla2.A1" office:value-type="string">
            <text:p text:style-name="P4">&lt;input type=”text”…&gt;</text:p>
          </table:table-cell>
        </table:table-row>
        <table:table-row table:style-name="Tabla2.1">
          <table:table-cell table:style-name="Tabla2.A1" office:value-type="string">
            <text:p text:style-name="P4">Edad</text:p>
          </table:table-cell>
          <table:table-cell table:style-name="Tabla2.A1" office:value-type="string">
            <text:p text:style-name="P16">Numérico</text:p>
          </table:table-cell>
          <table:table-cell table:style-name="Tabla2.A1" office:value-type="string">
            <text:p text:style-name="P4">&lt;input type=”number”…&gt;</text:p>
          </table:table-cell>
        </table:table-row>
        <table:table-row table:style-name="Tabla2.2">
          <table:table-cell table:style-name="Tabla2.A1" office:value-type="string">
            <text:p text:style-name="P4">Lugar de Nacimiento</text:p>
          </table:table-cell>
          <table:table-cell table:style-name="Tabla2.A1" office:value-type="string">
            <text:p text:style-name="P16">Cadena</text:p>
          </table:table-cell>
          <table:table-cell table:style-name="Tabla2.A1" office:value-type="string">
            <text:p text:style-name="P4">&lt;input type=”text”…&gt;</text:p>
          </table:table-cell>
        </table:table-row>
        <table:table-row table:style-name="Tabla2.1">
          <table:table-cell table:style-name="Tabla2.A1" office:value-type="string">
            <text:p text:style-name="P4">País de Nacimiento</text:p>
          </table:table-cell>
          <table:table-cell table:style-name="Tabla2.A1" office:value-type="string">
            <text:p text:style-name="P16">Enumerado</text:p>
          </table:table-cell>
          <table:table-cell table:style-name="Tabla2.A1" office:value-type="string">
            <text:p text:style-name="P4">&lt;select&gt;…&lt;/select&gt;</text:p>
          </table:table-cell>
        </table:table-row>
        <table:table-row table:style-name="Tabla2.2">
          <table:table-cell table:style-name="Tabla2.A1" office:value-type="string">
            <text:p text:style-name="P4">Sexo</text:p>
          </table:table-cell>
          <table:table-cell table:style-name="Tabla2.A1" office:value-type="string">
            <text:p text:style-name="P16">Opción limitada</text:p>
          </table:table-cell>
          <table:table-cell table:style-name="Tabla2.A1" office:value-type="string">
            <text:p text:style-name="P4">&lt;input type=”radio”&gt;</text:p>
          </table:table-cell>
        </table:table-row>
        <table:table-row table:style-name="Tabla2.1">
          <table:table-cell table:style-name="Tabla2.A1" office:value-type="string">
            <text:p text:style-name="P4">Número de Hermanos</text:p>
          </table:table-cell>
          <table:table-cell table:style-name="Tabla2.A1" office:value-type="string">
            <text:p text:style-name="P16">Lista limitada de valores</text:p>
          </table:table-cell>
          <table:table-cell table:style-name="Tabla2.A1" office:value-type="string">
            <text:p text:style-name="P4">&lt;select&gt;….&lt;/select&gt;</text:p>
          </table:table-cell>
        </table:table-row>
        <table:table-row table:style-name="Tabla2.2">
          <table:table-cell table:style-name="Tabla2.A1" office:value-type="string">
            <text:p text:style-name="P4">Comentario adicional</text:p>
          </table:table-cell>
          <table:table-cell table:style-name="Tabla2.A1" office:value-type="string">
            <text:p text:style-name="P16">Texto</text:p>
          </table:table-cell>
          <table:table-cell table:style-name="Tabla2.A1" office:value-type="string">
            <text:p text:style-name="P4">&lt;textarea&gt;…&lt;/textarea&gt;</text:p>
          </table:table-cell>
        </table:table-row>
      </table:table>
      <text:p text:style-name="P1">Ahora que tenemos identificados los campos y etiquetas vamos a realizar el primer intento de solución:</text:p>
      <text:p text:style-name="P5">&lt;form method="post" action="miservidor.php"&gt;</text:p>
      <text:p text:style-name="P6"><text:s/>   <text:span text:style-name="T5">&lt;input type="text"&gt;</text:span></text:p>
      <text:p text:style-name="P6"><text:s/>   <text:span text:style-name="T5">&lt;input type="text"&gt;</text:span></text:p>
      <text:p text:style-name="P6"><text:s/>   <text:span text:style-name="T5">&lt;input type="text"&gt;</text:span></text:p>
      <text:p text:style-name="P6"><text:s/>   <text:span text:style-name="T5">&lt;input type="number"&gt;</text:span></text:p>
      <text:p text:style-name="P6"><text:s/>   <text:span text:style-name="T5">&lt;input type="text"&gt;</text:span></text:p>
      <text:p text:style-name="P6"><text:s/>   <text:span text:style-name="T5">&lt;select&gt;</text:span></text:p>
      <text:p text:style-name="P6"><text:s/>      <text:span text:style-name="T5">&lt;option value="ES"&gt;España&lt;/option&gt;</text:span></text:p>
      <text:p text:style-name="P6"><text:s/>      <text:span text:style-name="T5">&lt;option value="IT"&gt;Italia&lt;/option&gt;</text:span></text:p>
      <text:p text:style-name="P6"><text:s/>      <text:span text:style-name="T5">&lt;option value="FR"&gt;Francia&lt;/option&gt;</text:span></text:p>
      <text:p text:style-name="P6"><text:s/>   <text:span text:style-name="T5">&lt;/select&gt;</text:span></text:p>
      <text:p text:style-name="P6"><text:s/>   <text:span text:style-name="T5">&lt;input type="radio" value="M"&gt;Masculino</text:span></text:p>
      <text:p text:style-name="P6"><text:s/>   <text:span text:style-name="T5">&lt;input type="radio" value="F"&gt;Femenino</text:span></text:p>
      <text:p text:style-name="P6"><text:s/>   <text:span text:style-name="T5">&lt;select&gt;</text:span></text:p>
      <text:p text:style-name="P6"><text:s/>      <text:span text:style-name="T5">&lt;option value="1"&gt;1&lt;/option&gt;</text:span></text:p>
      <text:p text:style-name="P6"><text:s/>      <text:span text:style-name="T5">&lt;option value="2"&gt;2&lt;/option&gt;</text:span></text:p>
      <text:p text:style-name="P6"><text:s/>      <text:span text:style-name="T5">&lt;option value="3"&gt;3&lt;/option&gt;</text:span></text:p>
      <text:p text:style-name="P6"><text:s/>      <text:span text:style-name="T5">&lt;option value="4"&gt;4&lt;/option&gt;</text:span></text:p>
      <text:p text:style-name="P6"><text:s/>      <text:span text:style-name="T5">&lt;option value="5"&gt;5&lt;/option&gt;</text:span></text:p>
      <text:p text:style-name="P6"><text:s/>      <text:span text:style-name="T5">&lt;option value="6"&gt;6&lt;/option&gt;</text:span></text:p>
      <text:p text:style-name="P6"><text:s/>      <text:span text:style-name="T5">&lt;option value="7"&gt;7&lt;/option&gt;</text:span></text:p>
      <text:p text:style-name="P6"><text:s/>      <text:span text:style-name="T5">&lt;option value="8"&gt;8&lt;/option&gt;</text:span></text:p>
      <text:p text:style-name="P6"><text:s/>   <text:span text:style-name="T5">&lt;/select&gt;</text:span></text:p>
      <text:p text:style-name="P6"><text:s/>   <text:span text:style-name="T5">&lt;textarea&gt;&lt;/textarea&gt;</text:span></text:p>
      <text:p text:style-name="P5">&lt;/form&gt;</text:p>
      <text:p text:style-name="P1">Como podemos observar, este formulario tiene ciertas incongruencias que cualquier desarrollador pediría paliar nada más verlo.</text:p>
      <text:p text:style-name="P1">Antes de continuar leyendo, por favor, realiza la práctica que viene a continuación.</text:p>
      <text:p text:style-name="P8"/>
      <text:p text:style-name="P8"><text:soft-page-break/></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3"><text:span text:style-name="Strong_20_Emphasis"><text:span text:style-name="T3">Caracter</text:span></text:span></text:p>
          </table:table-cell>
          <table:table-cell table:style-name="Tabla3.A1" office:value-type="string">
            <text:p text:style-name="P3"><text:span text:style-name="Strong_20_Emphasis"><text:span text:style-name="T3">&amp;nombre_entidad</text:span></text:span></text:p>
          </table:table-cell>
          <table:table-cell table:style-name="Tabla3.A1" office:value-type="string">
            <text:p text:style-name="P3"><text:span text:style-name="Strong_20_Emphasis"><text:span text:style-name="T3">&amp;#número_entidad</text:span></text:span></text:p>
          </table:table-cell>
          <table:table-cell table:style-name="Tabla3.A1" office:value-type="string">
            <text:p text:style-name="P3"><text:span text:style-name="Strong_20_Emphasis"><text:span text:style-name="T3">Descripción</text:span></text:span></text:p>
          </table:table-cell>
        </table:table-row>
        <table:table-row table:style-name="Tabla3.2">
          <table:table-cell table:style-name="Tabla3.A1" office:value-type="string">
            <text:p text:style-name="P13"/>
          </table:table-cell>
          <table:table-cell table:style-name="Tabla3.A1" office:value-type="string">
            <text:p text:style-name="P13"/>
          </table:table-cell>
          <table:table-cell table:style-name="Tabla3.A1" office:value-type="string">
            <text:p text:style-name="P4">&amp;#32;</text:p>
          </table:table-cell>
          <table:table-cell table:style-name="Tabla3.A1" office:value-type="string">
            <text:p text:style-name="P4">Espacio</text:p>
          </table:table-cell>
        </table:table-row>
        <table:table-row table:style-name="Tabla3.1">
          <table:table-cell table:style-name="Tabla3.A1" office:value-type="string">
            <text:p text:style-name="P4">!</text:p>
          </table:table-cell>
          <table:table-cell table:style-name="Tabla3.A1" office:value-type="string">
            <text:p text:style-name="P13"/>
          </table:table-cell>
          <table:table-cell table:style-name="Tabla3.A1" office:value-type="string">
            <text:p text:style-name="P4">&amp;#33;</text:p>
          </table:table-cell>
          <table:table-cell table:style-name="Tabla3.A1" office:value-type="string">
            <text:p text:style-name="P4">Exclamación</text:p>
          </table:table-cell>
        </table:table-row>
        <table:table-row table:style-name="Tabla3.2">
          <table:table-cell table:style-name="Tabla3.A1" office:value-type="string">
            <text:p text:style-name="P3">“</text:p>
          </table:table-cell>
          <table:table-cell table:style-name="Tabla3.A1" office:value-type="string">
            <text:p text:style-name="P13"/>
          </table:table-cell>
          <table:table-cell table:style-name="Tabla3.A1" office:value-type="string">
            <text:p text:style-name="P4">&amp;#34;</text:p>
          </table:table-cell>
          <table:table-cell table:style-name="Tabla3.A1" office:value-type="string">
            <text:p text:style-name="P4">Dobles comillas</text:p>
          </table:table-cell>
        </table:table-row>
        <table:table-row table:style-name="Tabla3.1">
          <table:table-cell table:style-name="Tabla3.A1" office:value-type="string">
            <text:p text:style-name="P4">#</text:p>
          </table:table-cell>
          <table:table-cell table:style-name="Tabla3.A1" office:value-type="string">
            <text:p text:style-name="P13"/>
          </table:table-cell>
          <table:table-cell table:style-name="Tabla3.A1" office:value-type="string">
            <text:p text:style-name="P4">&amp;#35;</text:p>
          </table:table-cell>
          <table:table-cell table:style-name="Tabla3.A1" office:value-type="string">
            <text:p text:style-name="P4">Ventana</text:p>
          </table:table-cell>
        </table:table-row>
        <table:table-row table:style-name="Tabla3.2">
          <table:table-cell table:style-name="Tabla3.A1" office:value-type="string">
            <text:p text:style-name="P4">$</text:p>
          </table:table-cell>
          <table:table-cell table:style-name="Tabla3.A1" office:value-type="string">
            <text:p text:style-name="P13"/>
          </table:table-cell>
          <table:table-cell table:style-name="Tabla3.A1" office:value-type="string">
            <text:p text:style-name="P4">&amp;#36;</text:p>
          </table:table-cell>
          <table:table-cell table:style-name="Tabla3.A1" office:value-type="string">
            <text:p text:style-name="P4">Dólar</text:p>
          </table:table-cell>
        </table:table-row>
        <table:table-row table:style-name="Tabla3.1">
          <table:table-cell table:style-name="Tabla3.A1" office:value-type="string">
            <text:p text:style-name="P4">%</text:p>
          </table:table-cell>
          <table:table-cell table:style-name="Tabla3.A1" office:value-type="string">
            <text:p text:style-name="P13"/>
          </table:table-cell>
          <table:table-cell table:style-name="Tabla3.A1" office:value-type="string">
            <text:p text:style-name="P4">&amp;#37;</text:p>
          </table:table-cell>
          <table:table-cell table:style-name="Tabla3.A1" office:value-type="string">
            <text:p text:style-name="P4">Porcentaje</text:p>
          </table:table-cell>
        </table:table-row>
        <table:table-row table:style-name="Tabla3.2">
          <table:table-cell table:style-name="Tabla3.A1" office:value-type="string">
            <text:p text:style-name="P4">&amp;</text:p>
          </table:table-cell>
          <table:table-cell table:style-name="Tabla3.A1" office:value-type="string">
            <text:p text:style-name="P4">&amp;amp;</text:p>
          </table:table-cell>
          <table:table-cell table:style-name="Tabla3.A1" office:value-type="string">
            <text:p text:style-name="P4">&amp;#38;</text:p>
          </table:table-cell>
          <table:table-cell table:style-name="Tabla3.A1" office:value-type="string">
            <text:p text:style-name="P4">Ampersand</text:p>
          </table:table-cell>
        </table:table-row>
        <table:table-row table:style-name="Tabla3.1">
          <table:table-cell table:style-name="Tabla3.A1" office:value-type="string">
            <text:p text:style-name="P4">&lt;</text:p>
          </table:table-cell>
          <table:table-cell table:style-name="Tabla3.A1" office:value-type="string">
            <text:p text:style-name="P4">&amp;lt;</text:p>
          </table:table-cell>
          <table:table-cell table:style-name="Tabla3.A1" office:value-type="string">
            <text:p text:style-name="P4">&amp;#60;</text:p>
          </table:table-cell>
          <table:table-cell table:style-name="Tabla3.A1" office:value-type="string">
            <text:p text:style-name="P4">Menor que</text:p>
          </table:table-cell>
        </table:table-row>
        <table:table-row table:style-name="Tabla3.2">
          <table:table-cell table:style-name="Tabla3.A1" office:value-type="string">
            <text:p text:style-name="P4">&gt;</text:p>
          </table:table-cell>
          <table:table-cell table:style-name="Tabla3.A1" office:value-type="string">
            <text:p text:style-name="P4">&amp;gt;</text:p>
          </table:table-cell>
          <table:table-cell table:style-name="Tabla3.A1" office:value-type="string">
            <text:p text:style-name="P4">&amp;#62;</text:p>
          </table:table-cell>
          <table:table-cell table:style-name="Tabla3.A1" office:value-type="string">
            <text:p text:style-name="P4">Mayor que</text:p>
          </table:table-cell>
        </table:table-row>
        <table:table-row table:style-name="Tabla3.1">
          <table:table-cell table:style-name="Tabla3.A1" office:value-type="string">
            <text:p text:style-name="P13"/>
          </table:table-cell>
          <table:table-cell table:style-name="Tabla3.A1" office:value-type="string">
            <text:p text:style-name="P4">&amp;nbsp;</text:p>
          </table:table-cell>
          <table:table-cell table:style-name="Tabla3.A1" office:value-type="string">
            <text:p text:style-name="P4">&amp;#160;</text:p>
          </table:table-cell>
          <table:table-cell table:style-name="Tabla3.A1" office:value-type="string">
            <text:p text:style-name="P4">Espacio (non-breaking)</text:p>
          </table:table-cell>
        </table:table-row>
        <table:table-row table:style-name="Tabla3.2">
          <table:table-cell table:style-name="Tabla3.A1" office:value-type="string">
            <text:p text:style-name="P3">€</text:p>
          </table:table-cell>
          <table:table-cell table:style-name="Tabla3.A1" office:value-type="string">
            <text:p text:style-name="P4">&amp;euro;</text:p>
          </table:table-cell>
          <table:table-cell table:style-name="Tabla3.A1" office:value-type="string">
            <text:p text:style-name="P4">&amp;#8364;</text:p>
          </table:table-cell>
          <table:table-cell table:style-name="Tabla3.A1" office:value-type="string">
            <text:p text:style-name="P4">Euro</text:p>
          </table:table-cell>
        </table:table-row>
        <table:table-row table:style-name="Tabla3.1">
          <table:table-cell table:style-name="Tabla3.A1" office:value-type="string">
            <text:p text:style-name="P3">∀</text:p>
          </table:table-cell>
          <table:table-cell table:style-name="Tabla3.A1" office:value-type="string">
            <text:p text:style-name="P4">&amp;forall;</text:p>
          </table:table-cell>
          <table:table-cell table:style-name="Tabla3.A1" office:value-type="string">
            <text:p text:style-name="P4">&amp;#8704;</text:p>
          </table:table-cell>
          <table:table-cell table:style-name="Tabla3.A1" office:value-type="string">
            <text:p text:style-name="P4">Para todo</text:p>
          </table:table-cell>
        </table:table-row>
      </table:table>
      <text:p text:style-name="P25"> </text:p>
      <text:p text:style-name="P27"><text:span text:style-name="T6">Como puedes ver, existen entidades y símbolos para representar conceptos matemáticos, monetarios, etc. Si estás más interesado en consultar símbolos y entidades adicionales te dejamos este enlace: </text:span><text:a xlink:type="simple" xlink:href="https://www.toptal.com/designers/htmlarrows/symbols/" text:style-name="Internet_20_link" text:visited-style-name="Visited_20_Internet_20_Link"><text:span text:style-name="T7">https://www.toptal.com/designers/htmlarrows/symbols/</text:span></text:a></text:p>
      <text:p text:style-name="P1">Con todos estos conceptos aquí explicados y entendidos al 100% creemos que estás preparado para sumergirte de verdad en conceptos más avanzados, que serán los que vamos a tratar dentro del módulo del Bootcamp.</text:p>
      <text:p text:style-name="P1">Pero no nos queremos despedir de este apartado sin que nos demuestres que, de verdad, serías capaz de realizar una maquetación -aún muy fea, sí- de una página web con varios apartados. Así que, prepárate para la siguiente práctic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Bitstream Vera Sans Mono', 'Andale Mono', Monaco, 'DejaVu Sans Mono', monospace, Courier, 'Courier New'"/>
    <style:font-face style:name="Georgia" svg:font-family="Georgia, Times, serif"/>
    <style:font-face style:name="Lato" svg:font-family="Lato, Arial, Helvetica, Verdana, sans-serif"/>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an Rolo</meta:initial-creator>
    <meta:creation-date>2020-02-10T19:18:29.98</meta:creation-date>
    <dc:date>2020-02-13T00:14:13.47</dc:date>
    <dc:creator>Juan Rolo</dc:creator>
    <meta:editing-duration>PT4H32M11S</meta:editing-duration>
    <meta:editing-cycles>6</meta:editing-cycles>
    <meta:generator>OpenOffice/4.1.7$Win32 OpenOffice.org_project/417m1$Build-9800</meta:generator>
    <meta:document-statistic meta:table-count="3" meta:image-count="0" meta:object-count="0" meta:page-count="8" meta:paragraph-count="285" meta:word-count="1376" meta:character-count="8676"/>
  </office:meta>
</office:document-meta>
</file>